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741c" officeooo:paragraph-rsid="000674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axapat 12mm</text:p>
      <text:p text:style-name="P1"/>
      <text:p text:style-name="P1">- 115 x 74</text:p>
      <text:p text:style-name="P1">- 115 x 50</text:p>
      <text:p text:style-name="P1">- 115 x 64</text:p>
      <text:p text:style-name="P1">- 115 x 49</text:p>
      <text:p text:style-name="P1">- 64 x 33</text:p>
      <text:p text:style-name="P1">- 64 x 40</text:p>
      <text:p text:style-name="P1">- 64 x 44</text:p>
      <text:p text:style-name="P1">- 70 x 31.4</text:p>
      <text:p text:style-name="P1">- 70 x 31.4</text:p>
      <text:p text:style-name="P1">- 70 x 31.4</text:p>
      <text:p text:style-name="P1">- 43.2 x 31.4</text:p>
      <text:p text:style-name="P1">- 43.2 x 31.4</text:p>
      <text:p text:style-name="P1">- 70.2 x 25.1</text:p>
      <text:p text:style-name="P1">- 27.5 x 28.4</text:p>
      <text:p text:style-name="P1">- 27.5 x 28.4</text:p>
      <text:p text:style-name="P1">- 29.9 x 28.4</text:p>
      <text:p text:style-name="P1">- 34 x 27.5</text:p>
      <text:p text:style-name="P1">- 35 x 27.5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Vergés</meta:initial-creator>
    <meta:creation-date>2014-07-08T11:19:18.090367073</meta:creation-date>
    <meta:printed-by>Ivan Vergés</meta:printed-by>
    <meta:print-date>2014-07-08T11:24:02.059845783</meta:print-date>
    <dc:date>2014-07-08T14:55:24.663183996</dc:date>
    <dc:creator>Ivan Vergés</dc:creator>
    <meta:editing-duration>PT3H20M56S</meta:editing-duration>
    <meta:editing-cycles>1</meta:editing-cycles>
    <meta:document-statistic meta:table-count="0" meta:image-count="0" meta:object-count="0" meta:page-count="1" meta:paragraph-count="19" meta:word-count="74" meta:character-count="216" meta:non-whitespace-character-count="161"/>
    <meta:generator>LibreOffice/4.2.4.2$Linux_X86_64 LibreOffice_project/420m0$Build-2</meta:generator>
  </office:meta>
</office:document-meta>
</file>